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officeooo:rsid="00049105" officeooo:paragraph-rsid="00049105"/>
    </style:style>
    <style:style style:name="P2" style:family="paragraph" style:parent-style-name="Standard">
      <style:text-properties fo:language="pt" fo:country="BR" officeooo:rsid="0004a207" officeooo:paragraph-rsid="0004a207"/>
    </style:style>
    <style:style style:name="T1" style:family="text">
      <style:text-properties officeooo:rsid="0004a2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04/2021</text:p>
      <text:p text:style-name="P1"/>
      <text:p text:style-name="P1"><text:tab/>Caro Vô João, eu quero aproveitar esse tempo pra escrever essa carta e dizer um pouco do que eu to vivendo por aqui e dizer obrigado por ter me ajudado a estar aqui! Primeiro eu quero pedir desculpas por não dizer nada depois de ter chegado aqui, eu coloco a culpa no Rholyston que passou 11 Trabalhos pra gente no primeiro dia de aula (brincadeira, mas os 11 trabalhos são de verdade). Tem sido tudo novo estar aqui sozinho, sem meus pais pra cuidarem de mim, eu estou adorando isso, ficar sozinho, me sentir um pouquinho independente, mas, ao mesmo tempo, me sentindo tão dependente, dependente da sua ajuda, da ajuda do Pastor Rholyston e do Pastor Luiz, é estranho, mas algo muito bom, obrigado, Vô por me permitir estar aqui aprendendo mais sobre Deus e a palavra Dele, aprendendo tantas coisas com os professores e também com a convivência com cada um dos alunos que estão aqui também. Estar no meio de pessoas com o mesmo propósito é uma experiência muito boa e de novo, quero agradecer por estar me ajudando e me apoiando nessa decisão de entregar tudo que tenho pra Deus e viver aquilo que ele me chamar pra fazer enquanto eu estiver aqui.</text:p>
      <text:p text:style-name="P1"><text:tab/>Não quero demorar muito na carta, eu sei que o senhor é bem ocupado, mas quero contar algumas coisas que fizemos por aqui até agora nesse primeiro mês (março). A principal coisa que eu quero contar é que eu acho que aqui eu vou engordar de verdade, espero que não de barriga, mas espero que eu cresça, ganhamos comida em abundância de manhã de tarde e de noite, estou comendo muito bem e me sinto muito melhor. Me sinto disposto e mais forte, não sei se é pela comida ou por estar me esforçando mais tanto no físico como no mental com tantas coisas pra lembrar e pra fazer, horários pra seguir, trabalhos pra entregar, livros pra ler. Tem dias que é uma correria, tem que ajudar na cozinha, cuidar dos lixos ou fazer a “terapia” que é manutenção do lugar aqui, capinar, etc. Ou até o mutirão no mesmo dia, então alguns dias não temos tempo pra fazer nada quase, ter que se organizar e terminar os trabalhos com esses dias que estamos totalmente atarefados o dia todo está sendo um dos grandes desafios pra mim. Porém, estou adorando esse desafio. Conciliar tudo isso com uma vida de oração e leitura da bíblia também é outra lição muito importante que estou aprendendo e melhorando a cada dia. Fazer limpeza da casa, cuidar das roupas pra sempre deixar tudo limpo, além de limpar e ainda achar tempo pra orar e ler a bíblia.</text:p>
      <text:p text:style-name="P1"><text:tab/>Enfim, quero agradecer por ter me apoiado, vô. Estou muito feliz aqui e não sei se já te disse isso, mas eu tive um encontro de verdade com Deus, isso foi em outubro eu acho, foi parte do que me fez querer vir pra cá. <text:span text:style-name="T1">Uma vez ouvi minha vó dizendo que profetizaram que vocês veriam todos os seus filhos ou toda a sua família Servindo a Deus, e hoje se cumpriu essa palavra. Aqui estou, entregando minha vida nas mãos de Deus, através da sua ajuda e apoio eu pude viver essa realidade. Muito obrigado vô! Eu não sou de falar muito, mas pelo menos, escrevendo eu consigo falar mais coisas pra você (risos). Pretendo escrever mais cartas pra você assim que terminar os trabalhos desse mês, mas isso vai depender, estão assustando a gente que só vai piorar (risos). O Rholyston não tem pena dos alunos pelo que ouvi falar, então não quero prometer nada, mas prometo que vou tentar.</text:span></text:p>
      <text:p text:style-name="P1"><text:tab/><text:span text:style-name="T1">Mais uma vez, obrigado! Amo vocês, dá um abraço na vó por mim!</text:span></text:p>
      <text:p text:style-name="P1"/>
      <text:p text:style-name="P1"/>
      <text:p text:style-name="P2">Atenciosamente, com amor</text:p>
      <text:p text:style-name="P2">– Jed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4-02T06:36:00.644000000</dc:date>
    <meta:editing-duration>PT5M16S</meta:editing-duration>
    <meta:editing-cycles>3</meta:editing-cycles>
    <meta:document-statistic meta:table-count="0" meta:image-count="0" meta:object-count="0" meta:page-count="1" meta:paragraph-count="7" meta:word-count="630" meta:character-count="3455" meta:non-whitespace-character-count="2827"/>
  </office:meta>
</office:document-meta>
</file>